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edd" officeooo:paragraph-rsid="0019de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6:20:32.076554724</meta:creation-date>
    <dc:date>2021-03-10T23:43:03.795764362</dc:date>
    <meta:editing-duration>PT7H12M2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